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c1a" officeooo:paragraph-rsid="000bec1a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ec1a" officeooo:paragraph-rsid="000bec1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bec1a"/>
    </style:style>
    <style:style style:name="P4" style:family="paragraph" style:parent-style-name="Text_20_body">
      <style:paragraph-properties fo:margin-left="0.2917in" fo:margin-right="0in" fo:text-indent="0in" style:auto-text-indent="false"/>
      <style:text-properties officeooo:rsid="001392e4" officeooo:paragraph-rsid="001392e4"/>
    </style:style>
    <style:style style:name="P5" style:family="paragraph" style:parent-style-name="Standard">
      <style:paragraph-properties fo:text-align="center" style:justify-single-word="false"/>
      <style:text-properties officeooo:rsid="0015beac" officeooo:paragraph-rsid="0015beac"/>
    </style:style>
    <style:style style:name="P6" style:family="paragraph" style:parent-style-name="Standard">
      <style:paragraph-properties fo:text-align="center" style:justify-single-word="false"/>
      <style:text-properties officeooo:rsid="000bec1a" officeooo:paragraph-rsid="000bec1a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48c4" officeooo:paragraph-rsid="001748c4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style="italic" style:text-underline-style="none" officeooo:rsid="000ed809" style:font-style-asian="italic" style:font-style-complex="italic"/>
    </style:style>
    <style:style style:name="T2" style:family="text">
      <style:text-properties fo:font-style="italic" style:text-underline-style="none" officeooo:rsid="000bec1a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officeooo:rsid="0016a2b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cus Manager</text:p>
      <text:p text:style-name="P5">Backlog</text:p>
      <text:p text:style-name="P1">Author: Phillip Thain</text:p>
      <text:p text:style-name="P1">Last Updated: 0<text:span text:style-name="T5">8</text:span>/<text:span text:style-name="T5">15</text:span>/2019</text:p>
      <text:p text:style-name="P1"/>
      <text:p text:style-name="P7">Problem Stat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7:43.323205020</meta:creation-date>
    <dc:date>2019-08-15T08:07:50.298651411</dc:date>
    <meta:editing-duration>PT1H5M1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1" meta:character-count="82" meta:non-whitespace-character-count="76"/>
  </office:meta>
</office:document-meta>
</file>